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Preformatted_20_Text">
      <style:text-properties officeooo:rsid="00107067" officeooo:paragraph-rsid="0021f0db"/>
    </style:style>
    <style:style style:name="P12" style:family="paragraph" style:parent-style-name="Preformatted_20_Text">
      <style:text-properties officeooo:rsid="00107067" officeooo:paragraph-rsid="00274379"/>
    </style:style>
    <style:style style:name="P13" style:family="paragraph" style:parent-style-name="Preformatted_20_Text">
      <style:text-properties officeooo:rsid="00107067" officeooo:paragraph-rsid="00279a82"/>
    </style:style>
    <style:style style:name="P14" style:family="paragraph" style:parent-style-name="Standard">
      <style:text-properties officeooo:rsid="00107067" officeooo:paragraph-rsid="00279a82"/>
    </style:style>
    <style:style style:name="P15" style:family="paragraph" style:parent-style-name="Standard">
      <style:text-properties officeooo:rsid="0018987b" officeooo:paragraph-rsid="0018987b"/>
    </style:style>
    <style:style style:name="P16" style:family="paragraph" style:parent-style-name="Standard">
      <style:text-properties officeooo:rsid="001b52d3" officeooo:paragraph-rsid="001b52d3"/>
    </style:style>
    <style:style style:name="P17" style:family="paragraph" style:parent-style-name="Standard">
      <style:text-properties officeooo:rsid="001e7cf9" officeooo:paragraph-rsid="001e7cf9"/>
    </style:style>
    <style:style style:name="P18" style:family="paragraph" style:parent-style-name="Standard">
      <style:text-properties officeooo:rsid="00209468" officeooo:paragraph-rsid="00209468"/>
    </style:style>
    <style:style style:name="P19" style:family="paragraph" style:parent-style-name="Standard">
      <style:text-properties officeooo:paragraph-rsid="00209468"/>
    </style:style>
    <style:style style:name="P20" style:family="paragraph" style:parent-style-name="Standard">
      <style:text-properties officeooo:paragraph-rsid="0021f0db"/>
    </style:style>
    <style:style style:name="P21" style:family="paragraph" style:parent-style-name="Preformatted_20_Text">
      <style:text-properties officeooo:paragraph-rsid="00274379"/>
    </style:style>
    <style:style style:name="P22" style:family="paragraph" style:parent-style-name="Standard">
      <style:text-properties style:text-line-through-style="none" style:text-line-through-type="none" officeooo:rsid="00209468" officeooo:paragraph-rsid="00209468"/>
    </style:style>
    <style:style style:name="P23"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24"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25"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style>
    <style:style style:name="P26"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style>
    <style:style style:name="P27"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style>
    <style:style style:name="P28" style:family="paragraph" style:parent-style-name="Standard" style:list-style-name="L1">
      <style:text-properties officeooo:rsid="00014fae" officeooo:paragraph-rsid="00014fae"/>
    </style:style>
    <style:style style:name="P29"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font-size-asian="10pt" style:font-size-complex="10pt"/>
    </style:style>
    <style:style style:name="P30"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31" style:family="paragraph" style:parent-style-name="Standard">
      <style:paragraph-properties style:line-height-at-least="0.198in"/>
      <style:text-properties fo:color="#000000" loext:opacity="100%" style:font-name="Liberation Mono" fo:font-size="10pt" fo:font-weight="normal" officeooo:paragraph-rsid="002dc1cf" fo:background-color="transparent" style:font-size-asian="10pt" style:font-size-complex="10pt"/>
    </style:style>
    <style:style style:name="P32"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font-size-asian="10pt" style:font-size-complex="10pt"/>
    </style:style>
    <style:style style:name="P33"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font-size-asian="10pt" style:font-size-complex="10pt"/>
    </style:style>
    <style:style style:name="P34" style:family="paragraph" style:parent-style-name="Standard">
      <style:paragraph-properties style:line-height-at-least="0.198in"/>
      <style:text-properties fo:color="#000000" loext:opacity="100%" style:font-name="Liberation Mono" fo:font-size="10pt" fo:font-weight="normal" officeooo:rsid="00282b05" officeooo:paragraph-rsid="00279a82" fo:background-color="transparent" style:font-size-asian="10pt" style:font-size-complex="10pt"/>
    </style:style>
    <style:style style:name="P35" style:family="paragraph" style:parent-style-name="Standard">
      <style:paragraph-properties style:line-height-at-least="0.198in"/>
      <style:text-properties fo:color="#000000" loext:opacity="100%" style:font-name="Liberation Mono" fo:font-size="10pt" fo:font-weight="normal" officeooo:rsid="0028858c" officeooo:paragraph-rsid="00279a82" fo:background-color="transparent" style:font-size-asian="10pt" style:font-size-complex="10pt"/>
    </style:style>
    <style:style style:name="P36"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38" style:family="paragraph" style:parent-style-name="Standard">
      <style:paragraph-properties style:line-height-at-least="0.198in"/>
      <style:text-properties fo:color="#000000" loext:opacity="100%" style:font-name="Liberation Mono" fo:font-size="10pt" fo:font-weight="normal" officeooo:rsid="002b766c" fo:background-color="transparent" style:font-size-asian="10pt" style:font-size-complex="10pt"/>
    </style:style>
    <style:style style:name="P39" style:family="paragraph" style:parent-style-name="Standard">
      <style:paragraph-properties style:line-height-at-least="0.198in"/>
      <style:text-properties fo:color="#000000" loext:opacity="100%" style:font-name="Liberation Mono" fo:font-size="10pt" fo:font-weight="normal" officeooo:rsid="002c8fc4" officeooo:paragraph-rsid="002c8fc4" fo:background-color="transparent" style:font-size-asian="10pt" style:font-size-complex="10pt"/>
    </style:style>
    <style:style style:name="P40" style:family="paragraph" style:parent-style-name="Standard">
      <style:paragraph-properties style:line-height-at-least="0.198in"/>
      <style:text-properties fo:color="#000000" loext:opacity="100%" style:font-name="Liberation Mono" fo:font-size="10pt" fo:font-weight="bold" fo:background-color="transparent" style:font-size-asian="10pt" style:font-weight-asian="bold" style:font-size-complex="10pt" style:font-weight-complex="bold"/>
    </style:style>
    <style:style style:name="P41"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42"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43" style:family="paragraph" style:parent-style-name="Standard">
      <style:paragraph-properties style:line-height-at-least="0.198in"/>
      <style:text-properties fo:color="#000000" loext:opacity="100%" style:font-name="Liberation Mono" fo:font-size="10pt" fo:font-weight="normal" officeooo:paragraph-rsid="002c8fc4" fo:background-color="transparent" style:font-size-asian="10pt" style:font-size-complex="10pt"/>
    </style:style>
    <style:style style:name="P44" style:family="paragraph" style:parent-style-name="Standard">
      <style:paragraph-properties style:line-height-at-least="0.198in"/>
      <style:text-properties fo:color="#000000" loext:opacity="100%" style:font-name="Liberation Mono" fo:font-size="10pt" fo:font-weight="normal" officeooo:paragraph-rsid="002b766c" fo:background-color="transparent" style:font-size-asian="10pt" style:font-size-complex="10pt"/>
    </style:style>
    <style:style style:name="P45"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style:style style:name="T4" style:family="text">
      <style:text-properties officeooo:rsid="001ca14d"/>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209468"/>
    </style:style>
    <style:style style:name="T8" style:family="text">
      <style:text-properties officeooo:rsid="001b52d3"/>
    </style:style>
    <style:style style:name="T9" style:family="text">
      <style:text-properties style:font-name="Liberation Mono" fo:font-size="10pt" officeooo:rsid="00274379" style:font-name-asian="Noto Sans Mono CJK SC" style:font-size-asian="10pt" style:font-name-complex="Liberation Mono" style:font-size-complex="10pt"/>
    </style:style>
    <style:style style:name="T10" style:family="text">
      <style:text-properties style:font-name="Liberation Mono" fo:font-size="10pt" officeooo:rsid="00279a82" style:font-name-asian="Noto Sans Mono CJK SC" style:font-size-asian="10pt" style:font-name-complex="Liberation Mono" style:font-size-complex="10pt"/>
    </style:style>
    <style:style style:name="T11" style:family="text">
      <style:text-properties style:font-name="Liberation Mono" fo:font-size="10pt" officeooo:rsid="00279a82" fo:background-color="transparent" loext:char-shading-value="0" style:font-name-asian="Noto Sans Mono CJK SC" style:font-size-asian="10pt" style:font-name-complex="Liberation Mono" style:font-size-complex="10pt"/>
    </style:style>
    <style:style style:name="T12" style:family="text">
      <style:text-properties style:font-name="Liberation Mono" fo:font-size="10pt" fo:font-weight="bold" officeooo:rsid="00274379" style:font-name-asian="Noto Sans Mono CJK SC" style:font-size-asian="10pt" style:font-weight-asian="bold" style:font-name-complex="Liberation Mono" style:font-size-complex="10pt" style:font-weight-complex="bold"/>
    </style:style>
    <style:style style:name="T13" style:family="text">
      <style:text-properties style:font-name="Liberation Mono" fo:font-size="10pt" fo:font-weight="bold" officeooo:rsid="002d1ff2" style:font-name-asian="Noto Sans Mono CJK SC" style:font-size-asian="10pt" style:font-weight-asian="bold" style:font-name-complex="Liberation Mono" style:font-size-complex="10pt" style:font-weight-complex="bold"/>
    </style:style>
    <style:style style:name="T14" style:family="text">
      <style:text-properties style:font-name="Liberation Mono" fo:font-size="10pt" fo:font-weight="bold" officeooo:rsid="0031d4d1" style:font-name-asian="Noto Sans Mono CJK SC" style:font-size-asian="10pt" style:font-weight-asian="bold" style:font-name-complex="Liberation Mono" style:font-size-complex="10pt" style:font-weight-complex="bold"/>
    </style:style>
    <style:style style:name="T15" style:family="text">
      <style:text-properties style:font-name="Liberation Serif"/>
    </style:style>
    <style:style style:name="T16" style:family="text">
      <style:text-properties style:font-name="Liberation Serif" officeooo:rsid="00209468"/>
    </style:style>
    <style:style style:name="T17" style:family="text">
      <style:text-properties officeooo:rsid="0021f0db"/>
    </style:style>
    <style:style style:name="T18" style:family="text">
      <style:text-properties officeooo:rsid="00274379"/>
    </style:style>
    <style:style style:name="T19" style:family="text">
      <style:text-properties fo:color="#ce9178" loext:opacity="100%" style:font-name="Droid Sans Mono" fo:font-size="10.5pt" fo:font-weight="normal" officeooo:rsid="00274379" fo:background-color="#1f1f1f" loext:char-shading-value="0" style:font-name-asian="Noto Sans Mono CJK SC" style:font-size-asian="10pt" style:font-name-complex="Liberation Mono" style:font-size-complex="10pt"/>
    </style:style>
    <style:style style:name="T20" style:family="text">
      <style:text-properties fo:color="#000000" loext:opacity="100%" style:font-name="Liberation Mono" fo:font-size="10pt" fo:font-weight="normal" officeooo:rsid="00279a82" fo:background-color="transparent" loext:char-shading-value="0" style:font-name-asian="Noto Sans Mono CJK SC" style:font-size-asian="10pt" style:font-name-complex="Liberation Mono" style:font-size-complex="10pt"/>
    </style:style>
    <style:style style:name="T21" style:family="text">
      <style:text-properties fo:color="#000000" loext:opacity="100%" style:font-name="Liberation Mono" fo:font-size="10pt" fo:font-weight="normal" officeooo:rsid="002c8fc4" fo:background-color="transparent" loext:char-shading-value="0" style:font-name-asian="Noto Sans Mono CJK SC" style:font-size-asian="10pt" style:font-name-complex="Liberation Mono" style:font-size-complex="10pt"/>
    </style:style>
    <style:style style:name="T22" style:family="text">
      <style:text-properties style:font-size-asian="10pt" style:font-size-complex="10pt"/>
    </style:style>
    <style:style style:name="T23" style:family="text">
      <style:text-properties officeooo:rsid="00279a82" style:font-size-asian="10pt" style:font-size-complex="10pt"/>
    </style:style>
    <style:style style:name="T24" style:family="text">
      <style:text-properties officeooo:rsid="00282b05" style:font-size-asian="10pt" style:font-size-complex="10pt"/>
    </style:style>
    <style:style style:name="T25" style:family="text">
      <style:text-properties officeooo:rsid="0028858c" style:font-size-asian="10pt" style:font-size-complex="10pt"/>
    </style:style>
    <style:style style:name="T26" style:family="text">
      <style:text-properties officeooo:rsid="0028858c"/>
    </style:style>
    <style:style style:name="T27" style:family="text">
      <style:text-properties officeooo:rsid="002c8fc4"/>
    </style:style>
    <style:style style:name="T28" style:family="text">
      <style:text-properties officeooo:rsid="002b766c"/>
    </style:style>
    <style:style style:name="T29" style:family="text">
      <style:text-properties fo:font-weight="bold" style:font-weight-asian="bold" style:font-weight-complex="bold"/>
    </style:style>
    <style:style style:name="T30" style:family="text">
      <style:text-properties fo:font-weight="bold" officeooo:rsid="002d1ff2" style:font-weight-asian="bold" style:font-weight-complex="bold"/>
    </style:style>
    <style:style style:name="T31" style:family="text">
      <style:text-properties fo:font-weight="bold" officeooo:rsid="002dc1cf" style:font-weight-asian="bold" style:font-weight-complex="bold"/>
    </style:style>
    <style:style style:name="T32" style:family="text">
      <style:text-properties fo:font-weight="bold" officeooo:rsid="0031d4d1" style:font-weight-asian="bold" style:font-weight-complex="bold"/>
    </style:style>
    <style:style style:name="T33" style:family="text">
      <style:text-properties fo:font-weight="bold" officeooo:rsid="003248a4" style:font-weight-asian="bold" style:font-weight-complex="bold"/>
    </style:style>
    <style:style style:name="T34" style:family="text">
      <style:text-properties fo:font-weight="bold" officeooo:rsid="0032c66c" style:font-weight-asian="bold" style:font-weight-complex="bold"/>
    </style:style>
    <style:style style:name="T35" style:family="text">
      <style:text-properties officeooo:rsid="002ca371"/>
    </style:style>
    <style:style style:name="T36" style:family="text">
      <style:text-properties style:font-weight-asian="normal" style:font-weight-complex="normal"/>
    </style:style>
    <style:style style:name="T37" style:family="text">
      <style:text-properties officeooo:rsid="002e0c8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3511340382" text:style-name="L1">
        <text:list-item>
          <text:p text:style-name="P28">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28">What integration strategies will be used? There are three choices: coherent, non-coherent, and binary integration.</text:p>
        </text:list-item>
        <text:list-item>
          <text:p text:style-name="P28">If using noncoherent integration, what type of single-sample envelope detection</text:p>
          <text:p text:style-name="P28"/>
        </text:list-item>
        <text:list-item>
          <text:p text:style-name="P28">law will be used? Common choices are linear and square law, as will be seen</text:p>
          <text:p text:style-name="P28">shortly; log detectors are also used.</text:p>
        </text:list-item>
        <text:list-item>
          <text:p text:style-name="P28">What target fluctuation model will be assumed? This requires specification of both a</text:p>
          <text:p text:style-name="P28">probability density function and a decorrelation model for the target samples. (Note</text:p>
          <text:p text:style-name="P28">that if detection is based on a single sample, decorrelation models are irrelevant.)</text:p>
        </text:list-item>
        <text:list-item>
          <text:p text:style-name="P28">Finally, will detection be based on a fixed threshold or on an adaptive threshold</text:p>
          <text:p text:style-name="P28">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username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5">Dic 18:</text:p>
      <text:p text:style-name="P15"/>
      <text:p text:style-name="P15">Se quiere decidir el tipo de interpolación para las curvas de cada medición, de momento las opciones son:</text:p>
      <text:p text:style-name="P15"><text:tab/>*.- CubicSplin con overshoot, pasa por cada uno de los puntos.</text:p>
      <text:p text:style-name="P15"><text:tab/>*.- Average moving Window de 3 muestras </text:p>
      <text:p text:style-name="P15"><text:tab/>*.- Kringing por estudiar</text:p>
      <text:p text:style-name="P9"/>
      <text:p text:style-name="P9"/>
      <text:p text:style-name="P16">Guía instalación desde 0</text:p>
      <text:p text:style-name="P16"/>
      <text:p text:style-name="P16">OS- Raspian 64bits</text:p>
      <text:p text:style-name="P16"/>
      <text:p text:style-name="P16">1.-instalar ipython3</text:p>
      <text:p text:style-name="P16"><text:tab/>- sudo apt-get install ipython3</text:p>
      <text:p text:style-name="P17">2.- Habilitar SSH connection:</text:p>
      <text:p text:style-name="P17"><text:tab/>-<text:span text:style-name="T5">r</text:span><text:span text:style-name="T6">un $ sudo raspiconfig</text:span></text:p>
      <text:p text:style-name="P17"><text:tab/>-&gt;Interface Options &gt; S<text:span text:style-name="T7">S</text:span>H <text:span text:style-name="T7">enable</text:span></text:p>
      <text:p text:style-name="P17">3.- <text:span text:style-name="T7">C</text:span><text:span text:style-name="T8">lone git repository:</text:span></text:p>
      <text:p text:style-name="P16"><text:tab/>- <text:span text:style-name="T7">$</text:span><text:span text:style-name="T4">git –version: to check if git is already installed</text:span></text:p>
      <text:p text:style-name="P16"><text:tab/>-<text:span text:style-name="T7"> $git clone </text:span>https://github.com/IgnacioVelezA/silos.git</text:p>
      <text:p text:style-name="P18">4.- Install RealVNC </text:p>
      <text:p text:style-name="P22"><text:tab/>- $sudo raspi-config</text:p>
      <text:p text:style-name="P18"><text:tab/>- &gt;Interfaces Options &gt; VNC enable</text:p>
      <text:p text:style-name="P19"><text:span text:style-name="T7"><text:tab/></text:span><text:span text:style-name="T16">- $</text:span><text:span text:style-name="Source_20_Text"><text:span text:style-name="T15">sudo </text:span></text:span><text:span text:style-name="Source_20_Text"><text:span text:style-name="T16">a</text:span></text:span><text:span text:style-name="Source_20_Text"><text:span text:style-name="T15">pt-get install realvnc-vnc-server</text:span></text:span></text:p>
      <text:p text:style-name="P20"><text:span text:style-name="Source_20_Text"><text:span text:style-name="T17">5.- Install openconnect para vpn<text:tab/></text:span></text:span></text:p>
      <text:p text:style-name="P11"><text:span text:style-name="Source_20_Text"><text:tab/>-</text:span><text:span text:style-name="Source_20_Text"><text:span text:style-name="T17">$</text:span></text:span><text:span text:style-name="Source_20_Text">sudo apt install openconnect -y</text:span></text:p>
      <text:p text:style-name="P11"><text:span text:style-name="Source_20_Text"><text:span text:style-name="T17"><text:tab/>-$</text:span></text:span><text:span text:style-name="Source_20_Text">sudo apt install network-manager-openconnect-gnome</text:span></text:p>
      <text:p text:style-name="P12"><text:span text:style-name="Source_20_Text"><text:span text:style-name="T18">6.- Openconnect para cloud connection</text:span></text:span></text:p>
      <text:p text:style-name="P12"><text:span text:style-name="Source_20_Text"><text:tab/>- </text:span><text:span text:style-name="Source_20_Text"><text:span text:style-name="T18">En rasperry, entrar a OpCon, </text:span></text:span></text:p>
      <text:p text:style-name="P12"><text:span text:style-name="Source_20_Text"><text:span text:style-name="T18"><text:tab/>- &gt;menu&gt;</text:span></text:span><text:span text:style-name="Source_20_Text"><text:span text:style-name="T9">licensing&gt;ingresar cuenta y nombre de conexión</text:span></text:span></text:p>
      <text:p text:style-name="P12"><text:soft-page-break/><text:span text:style-name="Source_20_Text"><text:span text:style-name="T9">Dependencias:</text:span></text:span></text:p>
      <text:p text:style-name="P12"><text:span text:style-name="Source_20_Text"><text:span text:style-name="T9"/></text:span></text:p>
      <text:p text:style-name="P12"><text:span text:style-name="Source_20_Text"><text:span text:style-name="T9">1.- arduino:</text:span></text:span></text:p>
      <text:p text:style-name="P12"><text:span text:style-name="Source_20_Text"><text:span text:style-name="T9"><text:tab/>* motor_stepper.ino:</text:span></text:span></text:p>
      <text:p text:style-name="P21"><text:span text:style-name="Source_20_Text"><text:span text:style-name="T9"><text:tab/><text:tab/>-#include &lt;AccelStepper.h&gt; </text:span></text:span></text:p>
      <text:p text:style-name="P21"><text:span text:style-name="Source_20_Text"><text:span text:style-name="T19"/></text:span></text:p>
      <text:p text:style-name="P12"><text:span text:style-name="Source_20_Text"><text:span text:style-name="T9">2.- can_communication:</text:span></text:span></text:p>
      <text:p text:style-name="P12"><text:span text:style-name="Source_20_Text"><text:span text:style-name="T9"><text:tab/>* init_can.py:</text:span></text:span></text:p>
      <text:p text:style-name="P12"><text:span text:style-name="Source_20_Text"><text:span text:style-name="T9"><text:tab/><text:tab/></text:span></text:span><text:span text:style-name="Source_20_Text"><text:span text:style-name="T12">- import os </text:span></text:span><text:span text:style-name="Source_20_Text"><text:span text:style-name="T13">(y)</text:span></text:span></text:p>
      <text:p text:style-name="P12"><text:span text:style-name="Source_20_Text"><text:span text:style-name="T9"><text:tab/><text:tab/></text:span></text:span><text:span text:style-name="Source_20_Text"><text:span text:style-name="T12">- import can </text:span></text:span><text:span text:style-name="Source_20_Text"><text:span text:style-name="T13">(x)</text:span></text:span><text:span text:style-name="Source_20_Text"><text:span text:style-name="T14">(y)</text:span></text:span></text:p>
      <text:p text:style-name="P12"><text:span text:style-name="Source_20_Text"><text:span text:style-name="T9"><text:tab/><text:tab/>- from src.config.logging import logging (in)</text:span></text:span></text:p>
      <text:p text:style-name="P12"><text:span text:style-name="Source_20_Text"><text:span text:style-name="T9"><text:tab/>* motor_can.py:</text:span></text:span></text:p>
      <text:p text:style-name="P12"><text:span text:style-name="Source_20_Text"><text:span text:style-name="T9"><text:tab/><text:tab/>- import can</text:span></text:span></text:p>
      <text:p text:style-name="P12"><text:span text:style-name="Source_20_Text"><text:span text:style-name="T9"><text:tab/>* stop_can.py:</text:span></text:span></text:p>
      <text:p text:style-name="P12"><text:span text:style-name="Source_20_Text"><text:span text:style-name="T9"><text:tab/><text:tab/>- import os</text:span></text:span></text:p>
      <text:p text:style-name="P12"><text:span text:style-name="Source_20_Text"><text:span text:style-name="T9"><text:tab/><text:tab/>- import can</text:span></text:span></text:p>
      <text:p text:style-name="P12"><text:span text:style-name="Source_20_Text"><text:span text:style-name="T9"><text:tab/><text:tab/>- from src.config.logging import logging (in)</text:span></text:span></text:p>
      <text:p text:style-name="P12"><text:span text:style-name="Source_20_Text"><text:span text:style-name="T9"/></text:span></text:p>
      <text:p text:style-name="P12"><text:span text:style-name="Source_20_Text"><text:span text:style-name="T9">3.- config:</text:span></text:span></text:p>
      <text:p text:style-name="P12"><text:span text:style-name="Source_20_Text"><text:span text:style-name="T9"><text:tab/>* logging.</text:span></text:span><text:span text:style-name="Source_20_Text"><text:span text:style-name="T10">py</text:span></text:span><text:span text:style-name="Source_20_Text"><text:span text:style-name="T9">:</text:span></text:span></text:p>
      <text:p text:style-name="P12"><text:span text:style-name="Source_20_Text"><text:span text:style-name="T9"><text:tab/><text:tab/></text:span></text:span><text:span text:style-name="Source_20_Text"><text:span text:style-name="T12">- import json </text:span></text:span><text:span text:style-name="Source_20_Text"><text:span text:style-name="T13">(y)</text:span></text:span></text:p>
      <text:p text:style-name="P12"><text:span text:style-name="Source_20_Text"><text:span text:style-name="T9"><text:tab/><text:tab/></text:span></text:span><text:span text:style-name="Source_20_Text"><text:span text:style-name="T12">- import logging </text:span></text:span><text:span text:style-name="Source_20_Text"><text:span text:style-name="T13">(y)</text:span></text:span></text:p>
      <text:p text:style-name="P12"><text:span text:style-name="Source_20_Text"><text:span text:style-name="T9"><text:tab/><text:tab/></text:span></text:span><text:span text:style-name="Source_20_Text"><text:span text:style-name="T12">- import logging.config </text:span></text:span><text:span text:style-name="Source_20_Text"><text:span text:style-name="T13">(y)</text:span></text:span></text:p>
      <text:p text:style-name="P12"><text:span text:style-name="Source_20_Text"><text:span text:style-name="T9"><text:tab/><text:tab/>- import os</text:span></text:span></text:p>
      <text:p text:style-name="P12"><text:span text:style-name="Source_20_Text"><text:span text:style-name="T9"/></text:span></text:p>
      <text:p text:style-name="P12"><text:span text:style-name="Source_20_Text"><text:span text:style-name="T9">4.- motor:</text:span></text:span></text:p>
      <text:p text:style-name="P12"><text:span text:style-name="Source_20_Text"><text:span text:style-name="T9"><text:tab/>* </text:span></text:span><text:span text:style-name="Source_20_Text"><text:span text:style-name="T10">motor.py:</text:span></text:span></text:p>
      <text:p text:style-name="P14"><text:span text:style-name="Source_20_Text"><text:span text:style-name="T20"><text:tab/><text:tab/>- import src.can_communication.motor_can as motor_can </text:span></text:span><text:span text:style-name="Source_20_Text"><text:span text:style-name="T21">(in)</text:span></text:span></text:p>
      <text:p text:style-name="P23"><text:tab/><text:tab/>- import can</text:p>
      <text:p text:style-name="P23"><text:tab/><text:tab/><text:span text:style-name="T29">- import RPi.GPIO as GPIO </text:span><text:span text:style-name="T30">(y)</text:span></text:p>
      <text:p text:style-name="P23"><text:tab/><text:tab/><text:span text:style-name="T29">- import time </text:span><text:span text:style-name="T30">(y)</text:span></text:p>
      <text:p text:style-name="P29"><text:span text:style-name="T29"><text:s text:c="12"/>- from datetime import datetime, timedelta </text:span><text:span text:style-name="T31">(y)</text:span><text:span text:style-name="T29"><text:tab/></text:span><text:tab/></text:p>
      <text:p text:style-name="P25"><text:span text:style-name="T22"><text:tab/>* </text:span><text:span text:style-name="T23">rpi_interrupt.py:</text:span></text:p>
      <text:p text:style-name="P32"><text:tab/><text:tab/><text:span text:style-name="T29">- import signal </text:span><text:span text:style-name="T31">(y)</text:span></text:p>
      <text:p text:style-name="P32"><text:tab/><text:tab/><text:span text:style-name="T29">- import sys </text:span><text:span text:style-name="T31">(y)</text:span></text:p>
      <text:p text:style-name="P32"><text:tab/><text:tab/>- import RPi.GPIO as GPIO</text:p>
      <text:p text:style-name="P32"/>
      <text:p text:style-name="P32">5.- radar_communication:</text:p>
      <text:p text:style-name="P32"><text:tab/>* serial_radar.py:</text:p>
      <text:p text:style-name="P32"><text:tab/><text:tab/>- import time</text:p>
      <text:p text:style-name="P32"><text:tab/><text:tab/><text:span text:style-name="T29">- import serial </text:span><text:span text:style-name="T31">(y)</text:span></text:p>
      <text:p text:style-name="P32"><text:tab/><text:tab/><text:span text:style-name="T29">- import numpy as np </text:span><text:span text:style-name="T31">(y)</text:span></text:p>
      <text:p text:style-name="P32"><text:tab/><text:tab/><text:span text:style-name="T29">- import struct </text:span><text:span text:style-name="T31">(y)</text:span></text:p>
      <text:p text:style-name="P32"><text:tab/><text:tab/><text:span text:style-name="T29">- import crcmod </text:span><text:span text:style-name="T31">(x)</text:span><text:span text:style-name="T32">(y)</text:span></text:p>
      <text:p text:style-name="P32"/>
      <text:p text:style-name="P33">6.- scripts:</text:p>
      <text:p text:style-name="P33"><text:tab/>&gt; backgroundScripts:</text:p>
      <text:p text:style-name="P27"><text:span text:style-name="T22"><text:tab/><text:tab/>* </text:span><text:span text:style-name="T25">parametros</text:span><text:span text:style-name="T22">.py:</text:span></text:p>
      <text:p text:style-name="P33"><text:tab/><text:tab/><text:tab/>- import os</text:p>
      <text:p text:style-name="P33"><text:tab/><text:tab/><text:tab/><text:span text:style-name="T29">- import glob </text:span><text:span text:style-name="T31">(y)</text:span></text:p>
      <text:p text:style-name="P33"><text:tab/><text:tab/><text:tab/>- import time</text:p>
      <text:p text:style-name="P33"><text:tab/><text:tab/><text:tab/>- import datetime</text:p>
      <text:p text:style-name="P26"><text:span text:style-name="T22"><text:tab/>&gt; </text:span><text:span text:style-name="T24">remoteConnection:</text:span></text:p>
      <text:p text:style-name="P34"><text:soft-page-break/><text:tab/><text:tab/>* bot.py:</text:p>
      <text:p text:style-name="P34"><text:tab/><text:tab/><text:tab/>- import os</text:p>
      <text:p text:style-name="P34"><text:tab/><text:tab/><text:tab/>- import sys</text:p>
      <text:p text:style-name="P34"><text:tab/><text:tab/><text:tab/><text:span text:style-name="T29">- import telebot </text:span><text:span text:style-name="T31">(x)</text:span></text:p>
      <text:p text:style-name="P26"><text:span text:style-name="T24"><text:tab/>* </text:span><text:span text:style-name="T25">plot_radar_curve.py:</text:span></text:p>
      <text:p text:style-name="P35"><text:tab/><text:tab/>- from src.radar_communication import serial_radar <text:span text:style-name="T35">(in)</text:span></text:p>
      <text:p text:style-name="P23"><text:tab/><text:tab/><text:span text:style-name="T29">- import matplotlib.pyplot as plt </text:span><text:span text:style-name="T31">(y)</text:span></text:p>
      <text:p text:style-name="P23"><text:tab/><text:tab/><text:span text:style-name="T29">- import matplotlib.animation as animation </text:span><text:span text:style-name="T31">(y)</text:span></text:p>
      <text:p text:style-name="P23"><text:tab/><text:tab/>- import numpy as np</text:p>
      <text:p text:style-name="P23"><text:tab/><text:tab/><text:span text:style-name="T29">- import argparse </text:span><text:span text:style-name="T31">(y)</text:span></text:p>
      <text:p text:style-name="P23"><text:tab/><text:tab/>- from src.test_scripts import distanceFinder <text:span text:style-name="T35">(in)</text:span></text:p>
      <text:p text:style-name="P35"><text:tab/>* plot_silos_markers.py:</text:p>
      <text:p text:style-name="P36"><text:tab/><text:tab/><text:span text:style-name="T29">- import pickle as pkl </text:span><text:span text:style-name="T31">(y)</text:span></text:p>
      <text:p text:style-name="P23"><text:tab/><text:tab/>- import numpy as np</text:p>
      <text:p text:style-name="P23"><text:tab/><text:tab/>- import argparse</text:p>
      <text:p text:style-name="P23"><text:span text:style-name="T26"><text:tab/><text:tab/>- i</text:span>mport matplotlib.pyplot as plt</text:p>
      <text:p text:style-name="P23"><text:tab/><text:tab/><text:span text:style-name="T29">- import itertools </text:span><text:span text:style-name="T31">(y)</text:span></text:p>
      <text:p text:style-name="P23"><text:tab/><text:tab/><text:span text:style-name="T29">- import csv</text:span><text:span text:style-name="T31">(y)</text:span><text:span text:style-name="T29">, ipdb </text:span><text:span text:style-name="T31">(x)</text:span><text:span text:style-name="T32">(y)</text:span></text:p>
      <text:p text:style-name="P23"><text:tab/><text:tab/><text:span text:style-name="T29">- from shapely.geometry import Point </text:span><text:span text:style-name="T31">(x)</text:span><text:span text:style-name="T32">(y)</text:span></text:p>
      <text:p text:style-name="P23"><text:tab/><text:tab/><text:span text:style-name="T29">- from geopandas import GeoSeries </text:span><text:span text:style-name="T31">(x)</text:span><text:span text:style-name="T33">(y)</text:span></text:p>
      <text:p text:style-name="P23"><text:tab/><text:tab/>- from src.test_scripts import distanceFinder <text:span text:style-name="T35">(in)</text:span></text:p>
      <text:p text:style-name="P23"><text:tab/><text:tab/>- import os</text:p>
      <text:p text:style-name="P23"><text:tab/><text:tab/><text:span text:style-name="T29">- import plotly.graph_objects as go </text:span><text:span text:style-name="T31">(x)</text:span></text:p>
      <text:p text:style-name="P31"><text:tab/><text:tab/><text:span text:style-name="T29">- from scipy.signal import savgol_filter </text:span><text:span text:style-name="T31">(y)</text:span></text:p>
      <text:p text:style-name="P40"><text:tab/><text:tab/>- import scipy.interpolate <text:span text:style-name="T37">(y)</text:span></text:p>
      <text:p text:style-name="P36"><text:tab/>* plot_silos_measurement.py:</text:p>
      <text:p text:style-name="P36"><text:tab/><text:tab/><text:span text:style-name="T36">- import pickle as pkl</text:span></text:p>
      <text:p text:style-name="P23"><text:tab/><text:tab/>- import numpy as np</text:p>
      <text:p text:style-name="P23"><text:tab/><text:tab/>- import argparse</text:p>
      <text:p text:style-name="P23"><text:tab/><text:tab/>- import matplotlib.pyplot as plt</text:p>
      <text:p text:style-name="P23"><text:tab/><text:tab/>- import itertools</text:p>
      <text:p text:style-name="P23"><text:tab/><text:tab/>- import csv, ipdb</text:p>
      <text:p text:style-name="P23"><text:tab/><text:tab/>- from shapely.geometry import Point</text:p>
      <text:p text:style-name="P23"><text:tab/><text:tab/>- from geopandas import GeoSeries</text:p>
      <text:p text:style-name="P23"><text:tab/><text:tab/>- from src.scripts import distanceFinder <text:span text:style-name="T35">(in)</text:span></text:p>
      <text:p text:style-name="P23"><text:tab/><text:tab/>- import os</text:p>
      <text:p text:style-name="P36"><text:tab/>* recover_data.py:</text:p>
      <text:p text:style-name="P36"><text:tab/><text:tab/>- import pickle as pkl</text:p>
      <text:p text:style-name="P23"><text:tab/><text:tab/><text:span text:style-name="T29">- import subprocess</text:span><text:span text:style-name="T34">(y)</text:span></text:p>
      <text:p text:style-name="P23"><text:tab/><text:tab/>- import argparse</text:p>
      <text:p text:style-name="P23"><text:tab/><text:tab/>- import os</text:p>
      <text:p text:style-name="P23"><text:tab/><text:tab/>- import csv</text:p>
      <text:p text:style-name="P23"><text:tab/><text:tab/>- import numpy as np</text:p>
      <text:p text:style-name="P36"><text:tab/>* silos_measurement_hex.py:</text:p>
      <text:p text:style-name="P36"><text:tab/><text:tab/>- from src.radar_communication import serial_radar <text:span text:style-name="T35">(in)</text:span></text:p>
      <text:p text:style-name="P23"><text:tab/><text:tab/>- from src.stepper_motor import serial_arduino <text:span text:style-name="T35">(in)</text:span></text:p>
      <text:p text:style-name="P23"><text:tab/><text:tab/>- from src.stepper_motor import stepper_motor <text:span text:style-name="T35">(in)</text:span></text:p>
      <text:p text:style-name="P23"><text:soft-page-break/><text:tab/><text:tab/>- import RPi.GPIO as GPIO </text:p>
      <text:p text:style-name="P23"><text:tab/><text:tab/>- import time </text:p>
      <text:p text:style-name="P23"><text:tab/><text:tab/><text:span text:style-name="T29">- import math</text:span><text:span text:style-name="T34">(y)</text:span></text:p>
      <text:p text:style-name="P23"><text:tab/><text:tab/>- from datetime import datetime, timedelta, date</text:p>
      <text:p text:style-name="P23"><text:tab/><text:tab/>- import pickle as pkl</text:p>
      <text:p text:style-name="P23"><text:tab/><text:tab/>- import argparse</text:p>
      <text:p text:style-name="P23"><text:tab/><text:tab/>- from src.trajectory import hex_trajectory <text:span text:style-name="T35">(in)</text:span></text:p>
      <text:p text:style-name="P23"><text:tab/><text:tab/>- from src.test_scripts import special_trajectorys <text:span text:style-name="T35">(in)</text:span></text:p>
      <text:p text:style-name="P23"/>
      <text:p text:style-name="P24">7.- stepper_motor:</text:p>
      <text:p text:style-name="P24"><text:tab/>* <text:span text:style-name="T27">serial_arduino.py:</text:span></text:p>
      <text:p text:style-name="P41"><text:tab/><text:tab/>- import time</text:p>
      <text:p text:style-name="P42"><text:tab/><text:tab/>- import serial</text:p>
      <text:p text:style-name="P42"><text:tab/><text:tab/>- import numpy as np</text:p>
      <text:p text:style-name="P24"><text:tab/>* <text:span text:style-name="T27">stepper_motor.py:</text:span></text:p>
      <text:p text:style-name="P43"><text:span text:style-name="T27"><text:tab/><text:tab/>- </text:span>import src.stepper_motor.serial_arduino as serial_arduino <text:span text:style-name="T35">(in)</text:span></text:p>
      <text:p text:style-name="P42"><text:tab/><text:tab/>- import RPi.GPIO as GPIO</text:p>
      <text:p text:style-name="P42"><text:tab/><text:tab/>- import time</text:p>
      <text:p text:style-name="P42"><text:tab/><text:tab/>- from datetime import datetime, timedelta</text:p>
      <text:p text:style-name="P42"><text:tab/><text:tab/>- import argparse</text:p>
      <text:p text:style-name="P39"/>
      <text:p text:style-name="P24">8.- test_scripts:</text:p>
      <text:p text:style-name="P24"><text:tab/>* <text:span text:style-name="T27">distanceFinder.py:</text:span></text:p>
      <text:p text:style-name="P44"><text:span text:style-name="T28"><text:tab/><text:tab/>- </text:span>import numpy as np</text:p>
      <text:p text:style-name="P42"><text:tab/><text:tab/><text:span text:style-name="T29">- from scipy.signal import savgol_filter </text:span></text:p>
      <text:p text:style-name="P42"><text:tab/><text:tab/>#from scipy.interpolate import interp1d</text:p>
      <text:p text:style-name="P42"><text:tab/><text:span text:style-name="T29"><text:tab/>- from scipy.interpolate import CubicSpline, interp1d</text:span></text:p>
      <text:p text:style-name="P38"/>
      <text:p text:style-name="P24">9.- trajectory:</text:p>
      <text:p text:style-name="P24"><text:tab/>* <text:span text:style-name="T27">hex_trajectory.py</text:span></text:p>
      <text:p text:style-name="P45"><text:tab/><text:tab/>- import numpy as np</text:p>
      <text:p text:style-name="P42"><text:tab/><text:tab/>- import argparse</text:p>
      <text:p text:style-name="P45"/>
      <text:p text:style-name="P13"><text:span text:style-name="Source_20_Text"><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T13H16M37S</meta:editing-duration>
    <meta:editing-cycles>10</meta:editing-cycles>
    <meta:generator>LibreOffice/7.3.7.2$Linux_X86_64 LibreOffice_project/30$Build-2</meta:generator>
    <dc:date>2024-04-08T21:16:15.402661081</dc:date>
    <meta:document-statistic meta:table-count="0" meta:image-count="0" meta:object-count="0" meta:page-count="5" meta:paragraph-count="194" meta:word-count="960" meta:character-count="6406" meta:non-whitespace-character-count="5386"/>
  </office:meta>
</office:document-meta>
</file>